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enrasse:</text:p>
      <text:p text:style-name="Standard"/>
      <text:p text:style-name="Standard">Aufbau:</text:p>
      <text:p text:style-name="Standard"/>
      <text:p text:style-name="Standard">Es handelt sich um wandernde Großchwärme. Zu diesen Spiel stöst nur ein Großschwarm u. solch ein Schwarm besteht aus einem Züchtungsschiff, zwei Fabrikschiffen u. Flugzeugträgern.</text:p>
      <text:p text:style-name="Standard">Die Aliens versuchen sich in diesem System auszubreiten u. sind auf der Suche nach neuen Technologien, Sklaven, Resourcen usw...</text:p>
      <text:p text:style-name="Standard">Die Sprache der Alienrasse ist unbekannt, allerdings können sie uns verstehen.</text:p>
      <text:p text:style-name="Standard"/>
      <text:p text:style-name="Standard"/>
      <text:p text:style-name="Standard">Schiffe:</text:p>
      <text:p text:style-name="Standard"/>
      <text:p text:style-name="Standard"><text:tab/>Fresser:</text:p>
      <text:p text:style-name="Standard"><text:tab/>fungiert wie eine Rakete, sobald er am Flugzeug sitzt schadet er jede Runde 2 Leben.</text:p>
      <text:p text:style-name="Standard"><text:tab/></text:p>
      <text:p text:style-name="Standard"><text:tab/>Wombla:</text:p>
      <text:p text:style-name="Standard"><text:tab/>1 Antrieb ( Leben 1 | W 3 -4)</text:p>
      <text:p text:style-name="Standard"><text:tab/>Hirn mit Auge ( Leben 1 | W 5-6 )</text:p>
      <text:p text:style-name="Standard"><text:tab/>Laserwaffe ( Leben 1 | 1-2)</text:p>
      <text:p text:style-name="Standard"/>
      <text:p text:style-name="Standard"><text:tab/>Sempta:</text:p>
      <text:p text:style-name="Standard"><text:tab/>1 Antrieb ( Leben 1 | W 3 -4)</text:p>
      <text:p text:style-name="Standard"><text:tab/>Körper mit Tentakeln ( Leben 3 | W 5-6 )</text:p>
      <text:p text:style-name="Standard"><text:tab/>Laserwaffe ( Leben 1 | 1-2)</text:p>
      <text:p text:style-name="Standard"/>
      <text:p text:style-name="Standard"><text:tab/>Zerstörer</text:p>
      <text:p text:style-name="Standard"><text:tab/>2 Antriebe ( Leben 1 | W 5- 6)</text:p>
      <text:p text:style-name="Standard"><text:tab/>1 Cockpit ( Leben 3 | W 5-6 )</text:p>
      <text:p text:style-name="Standard"><text:tab/>4 Fresserarme ( Leben 1 | <text:s/>W 3-4 )</text:p>
      <text:p text:style-name="Standard"><text:tab/>2 Laserwaffen ( Leben 1 | W 1-2 )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5$Win32 OpenOffice.org_project/415m1$Build-9789</meta:generator>
    <dc:date>2019-11-08T13:38:44</dc:date>
    <meta:document-statistic meta:table-count="0" meta:image-count="0" meta:object-count="0" meta:page-count="1" meta:paragraph-count="23" meta:word-count="163" meta:character-count="854"/>
    <meta:user-defined meta:name="Info 1"/>
    <meta:user-defined meta:name="Info 2"/>
    <meta:user-defined meta:name="Info 3"/>
    <meta:user-defined meta:name="Info 4"/>
  </office:meta>
</office:document-meta>
</file>